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.5499992370605pt" fo:font-weight="bold" style:font-size-asian="32pt" style:font-weight-asian="bold" style:font-size-complex="36.549999237060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.3999996185303pt" fo:font-weight="normal" style:font-size-asian="10pt" style:font-weight-asian="normal" style:font-size-complex="11.399999618530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o Language Specificati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 the context of the programming language ”Expresso”, equality and equivalence refer to different concepts. Here are the definitions of the terms.</text:p>
      <text:p text:style-name="P3">Equality:</text:p>
      <text:p text:style-name="P4">assume there are objects a and b, <text:s/>and if both are primitive types such as int, long etc. then a and b are considered to be equal when and only when both have the same value. If both a and b are class instances then a and b are considered to be equal when and only when both have exactly the same structure. If a and b are </text:p>
      <text:p text:style-name="P4"/>
      <text:p text:style-name="P5">Equivalence:</text:p>
      <text:p text:style-name="P4"/>
      <text:p text:style-name="P4"/>
      <text:p text:style-name="P4"/>
      <text:p text:style-name="P5">When you define a type, think twice before implementing equality test. That is, whether instances of that class are supposed to be equal based on equality or equivalence.</text:p>
      <text:p text:style-name="P5"><text:soft-page-break/></text:p>
      <text:p text:style-name="P5"/>
      <text:p text:style-name="P5">In Expresso, all subroutines reside in a module or a class. We call the former a function and the latter a method. And as such all subroutines in Expresso takes a so-called “this” argument as the first argument.</text:p>
      <text:p text:style-name="P5"/>
      <text:p text:style-name="P5">The functions and methods in Expresso are first-class objects, which means any functions and methods can be bound to a variable and called in other contexts than the ones in which they are defined(but not every context can succeed the call where the call causes a runtime exception if the context is not suitable for the subroutine).</text:p>
      <text:p text:style-name="P5"/>
      <text:p text:style-name="P5">Since Expresso is a strongly-typed programming language, variables bound to function objects , too, have types and they are defined like the function signa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uta </meta:initial-creator>
    <meta:creation-date>2012-12-30T15:31:24</meta:creation-date>
    <dc:date>2013-01-05T01:04:17</dc:date>
    <dc:creator>ryouta </dc:creator>
    <meta:editing-duration>PT9H55M5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9" meta:word-count="242" meta:character-count="1397" meta:non-whitespace-character-count="1161"/>
  </office:meta>
</office:document-meta>
</file>